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c95a" officeooo:paragraph-rsid="0015c95a"/>
    </style:style>
    <style:style style:name="P2" style:family="paragraph" style:parent-style-name="Standard">
      <style:paragraph-properties fo:text-align="start" style:justify-single-word="false"/>
      <style:text-properties fo:font-weight="bold" officeooo:rsid="0015c95a" officeooo:paragraph-rsid="0015c95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15c95a" officeooo:paragraph-rsid="0015c95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c95a" officeooo:paragraph-rsid="0019c140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190c29" officeooo:paragraph-rsid="00190c29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weight="normal" officeooo:rsid="00190c29" officeooo:paragraph-rsid="00190c29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19c140" officeooo:paragraph-rsid="0019c14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0c29" style:font-weight-asian="normal" style:font-weight-complex="normal"/>
    </style:style>
    <style:style style:name="T4" style:family="text">
      <style:text-properties fo:font-weight="normal" officeooo:rsid="0019c140" style:font-weight-asian="normal" style:font-weight-complex="normal"/>
    </style:style>
    <style:style style:name="T5" style:family="text">
      <style:text-properties officeooo:rsid="00190c29"/>
    </style:style>
    <style:style style:name="T6" style:family="text">
      <style:text-properties officeooo:rsid="0019c1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el</text:span><text:span text:style-name="T2">:<text:tab/><text:tab/></text:span><text:span text:style-name="T4">Anmelden</text:span><text:span text:style-name="T3"> eines Nutzer</text:span><text:span text:style-name="T4">s</text:span></text:p>
      <text:p text:style-name="P2">Akteur:<text:span text:style-name="T2"><text:tab/>Nutzer</text:span></text:p>
      <text:p text:style-name="P2">Ziel:<text:tab/><text:tab/><text:span text:style-name="T4">Nutzer ist angemeldet</text:span></text:p>
      <text:p text:style-name="P2"/>
      <text:p text:style-name="P2">Auslöser:</text:p>
      <text:p text:style-name="P3">Ein Nutzer möchte <text:span text:style-name="T5">sich auf unserer Website anmelden.</text:span></text:p>
      <text:p text:style-name="P2"/>
      <text:p text:style-name="P2">Vorbedingungen:</text:p>
      <text:list xml:id="list6283100280839021240" text:style-name="L1">
        <text:list-item>
          <text:p text:style-name="P5">Nutzer hat <text:span text:style-name="T5">Internetzugang</text:span></text:p>
        </text:list-item>
        <text:list-item>
          <text:p text:style-name="P9">Nutzer befindet sich auf unserer Website</text:p>
        </text:list-item>
        <text:list-item>
          <text:p text:style-name="P11">Nutzer besitzt ein Profil</text:p>
        </text:list-item>
      </text:list>
      <text:p text:style-name="P2"/>
      <text:p text:style-name="P2">Nachbedingungen:</text:p>
      <text:list xml:id="list4557424392091096526" text:style-name="L2">
        <text:list-item>
          <text:p text:style-name="P6">D<text:span text:style-name="T6">er Nutzer ist erfolgreich angemeldet.</text:span></text:p>
        </text:list-item>
      </text:list>
      <text:p text:style-name="P2"/>
      <text:p text:style-name="P2">Erfolgsszenario:</text:p>
      <text:list xml:id="list1117781604160719216" text:style-name="L3">
        <text:list-item>
          <text:p text:style-name="P7">Der Nutzer <text:span text:style-name="T5">klickt auf den Button "Anmelden".</text:span></text:p>
        </text:list-item>
        <text:list-item>
          <text:p text:style-name="P7">Das System <text:span text:style-name="T6">bittet den Nutzer in einem Formular Profilname und Passwort einzugeben</text:span></text:p>
        </text:list-item>
        <text:list-item>
          <text:p text:style-name="P10">Der Nutzer füllt die Felder "Accountname" und "Passwort" aus.</text:p>
        </text:list-item>
        <text:list-item>
          <text:p text:style-name="P10">Der Nutzer drückt auf "<text:span text:style-name="T6">Anmelden</text:span>".</text:p>
        </text:list-item>
        <text:list-item>
          <text:p text:style-name="P10">Das System bestätigt die erfolgreiche <text:span text:style-name="T6">Anmeldung</text:span> des Nutzerprofils.</text:p>
          <text:p text:style-name="P10"/>
        </text:list-item>
      </text:list>
      <text:p text:style-name="P2"/>
      <text:p text:style-name="P2">Fehlerfälle: </text:p>
      <text:p text:style-name="P4"><text:tab/><text:span text:style-name="T5">4</text:span>a) <text:span text:style-name="T5">Nicht alle Felder wurden ausgefüllt, der Nutzer wird aufgefordert alle Felder <text:tab/><text:tab/><text:tab/>auszufüllen.</text:span></text:p>
      <text:p text:style-name="P8"><text:tab/><text:span text:style-name="T5">4b) Accountname nicht gefunden. Der Nutzer wird informiert seinen richtigen <text:tab/><text:tab/><text:tab/></text:span></text:p>
      <text:p text:style-name="P8"><text:span text:style-name="T5"><text:tab/><text:tab/>Accountnamen einzugeben oder sich ein neues Profil anzulegen.</text:span></text:p>
      <text:p text:style-name="P8"><text:tab/><text:span text:style-name="T6">4c) Kombination aus Accountname und Passwort stimmt nicht überein. Der Nutzer wird </text:span></text:p>
      <text:p text:style-name="P8"><text:span text:style-name="T6"><text:tab/><text:tab/>aufgefordert seine korrekten Daten anzugeben oder ein neues Profil anzuleg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8M10S</meta:editing-duration>
    <meta:editing-cycles>6</meta:editing-cycles>
    <meta:generator>LibreOffice/4.3.4.1$Windows_x86 LibreOffice_project/bc356b2f991740509f321d70e4512a6a54c5f243</meta:generator>
    <dc:date>2015-04-12T16:14:52.919000000</dc:date>
    <meta:document-statistic meta:table-count="0" meta:image-count="0" meta:object-count="0" meta:page-count="1" meta:paragraph-count="23" meta:word-count="144" meta:character-count="1028" meta:non-whitespace-character-count="898"/>
    <meta:user-defined meta:name="Info 1"/>
    <meta:user-defined meta:name="Info 2"/>
    <meta:user-defined meta:name="Info 3"/>
    <meta:user-defined meta:name="Info 4"/>
  </office:meta>
</office:document-meta>
</file>